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droid应用及驱动开发总结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t120464 </meta:initial-creator>
    <meta:creation-date>2014-02-10T10:50:08</meta:creation-date>
    <dc:date>2014-02-10T11:13:26</dc:date>
    <dc:creator>ubt120464 </dc:creator>
    <meta:editing-duration>PT8M8S</meta:editing-duration>
    <meta:editing-cycles>1</meta:editing-cycles>
    <meta:document-statistic meta:table-count="0" meta:image-count="0" meta:object-count="0" meta:page-count="1" meta:paragraph-count="1" meta:word-count="1" meta:character-count="16" meta:non-whitespace-character-count="16"/>
    <meta:generator>LibreOffice/3.5$Linux_X86_64 LibreOffice_project/350m1$Build-2</meta:generator>
  </office:meta>
</office:document-meta>
</file>